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43DC0AF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officeooo:paragraph-rsid="004282aa" style:font-size-asian="10pt" style:font-style-asian="italic" style:font-size-complex="10pt" style:font-style-complex="italic"/>
    </style:style>
    <style:style style:name="P2" style:family="paragraph" style:parent-style-name="Header">
      <style:text-properties fo:font-size="10pt" fo:font-style="italic" officeooo:paragraph-rsid="001f9a1f" style:font-size-asian="10pt" style:font-style-asian="italic" style:font-size-complex="10pt" style:font-style-complex="italic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Footer">
      <style:text-properties fo:font-style="italic" officeooo:paragraph-rsid="001f9a1f" style:font-style-asian="italic" style:font-style-complex="italic"/>
    </style:style>
    <style:style style:name="P5" style:family="paragraph" style:parent-style-name="HNormalTimes_20_Car_20_Car_20_Car_20_Car_20_Car_20_Car_20_Car">
      <style:text-properties officeooo:paragraph-rsid="003ac706"/>
    </style:style>
    <style:style style:name="P6" style:family="paragraph" style:parent-style-name="HNormalTimes_20_Car_20_Car_20_Car_20_Car_20_Car_20_Car_20_Car">
      <style:text-properties officeooo:paragraph-rsid="004325a2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HCuentoCorto" style:master-page-name="First_20_Page">
      <style:paragraph-properties style:page-number="auto" fo:break-before="page"/>
      <style:text-properties officeooo:rsid="004325a2" officeooo:paragraph-rsid="0043b508"/>
    </style:style>
    <style:style style:name="T1" style:family="text">
      <style:text-properties officeooo:rsid="004325a2"/>
    </style:style>
    <style:style style:name="T2" style:family="text">
      <style:text-properties officeooo:rsid="002dfbfa"/>
    </style:style>
    <style:style style:name="T3" style:family="text">
      <style:text-properties officeooo:rsid="0021393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f9a1f"/>
    </style:style>
    <style:style style:name="T6" style:family="text">
      <style:text-properties fo:font-style="normal" officeooo:rsid="00213930" style:font-style-asian="normal" style:font-style-complex="normal"/>
    </style:style>
    <style:style style:name="T7" style:family="text">
      <style:text-properties fo:font-size="10pt" officeooo:rsid="001f9a1f" style:font-size-asian="10pt" style:font-size-complex="10pt"/>
    </style:style>
    <style:style style:name="T8" style:family="text">
      <style:text-properties fo:font-size="10pt" officeooo:rsid="0021f9c8" style:font-size-asian="10pt" style:font-size-complex="10pt"/>
    </style:style>
    <style:style style:name="T9" style:family="text">
      <style:text-properties fo:font-style="italic" officeooo:rsid="004325a2"/>
    </style:style>
    <style:style style:name="T10" style:family="text">
      <style:text-properties style:font-name="Times New Roman1" fo:font-size="14pt" fo:font-style="normal" officeooo:rsid="004325a2" style:font-size-asian="14pt" style:font-style-asian="normal" style:font-size-complex="14pt" style:font-style-complex="normal"/>
    </style:style>
    <style:style style:name="T11" style:family="text">
      <style:text-properties officeooo:rsid="0037b1fc"/>
    </style:style>
    <style:style style:name="T12" style:family="text">
      <style:text-properties officeooo:rsid="0043b5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2">Recordando a Luisa Helen Frey</text:span></text:p>
      <text:p text:style-name="HNormalTimes_20_Car_20_Car_20_Car_20_Car_20_Car_20_Car_20_Car"><text:span text:style-name="Emphasis"><text:span text:style-name="T10"/></text:span></text:p>
      <text:p text:style-name="HNormalTimes_20_Car_20_Car_20_Car_20_Car_20_Car_20_Car_20_Car">Tristeza. Falleció Luisa Helen Frey, <text:span text:style-name="T12">@</text:span>miga, lingüista, bloguera y monera. Falleció durante el temblor, al parecer de un infarto. Tenía treinta y pocos y una vitalidad envidiable. <text:a xlink:type="simple" xlink:href="http://ungatollevaotrogato.blogspot.com/">Su blog</text:a> está lleno de perlas: su blog es un lugar hospitalario, calientito, uno se siente ahí como en casa.</text:p>
      <text:p text:style-name="HNormalTimes_20_Car_20_Car_20_Car_20_Car_20_Car_20_Car_20_Car">La conocí dos veces. La primera, por internet: yo leía su blog, ella leía el mío. Tiempo después vino a París y nos fuimos a tomar unas cervezas al Pantalón, con su querido S. con quien hizo viajes inolvidables, escribió artículos y fue feliz. Estaban Gustavo, Oswaldo, Hanna (Luisa le preguntó: ¿tú eres Hanna?). Hablamos de literatura, de blog, de nuevos géneros literarios. Bebimos, reímos, compartimos unas gotas de vida que le dieron carne y hueso a la amistad bloguera.</text:p>
      <text:p text:style-name="HNormalTimes_20_Car_20_Car_20_Car_20_Car_20_Car_20_Car_20_Car">Cuando viajé a Portugal, Luisa me recomendó dos cosas: ir a la Quinta da Regaleira (en Sintra) y comer pasteis de nata. La Quinta es un lugar fantástico, delirante, garabujesco: un lugar de donde podrían salir muchas novelas. Cuando escribí Musofobia, sus observaciones lúcidas ayudaron a cerrar La Virgen del Estereograma. Cuando conocí a Hanna y puse mi blog en rosa, Luisa me escribió para, gentilmente, aclararme que la felicidad sexual no se leía: por favor cambia el color de la tipografía.</text:p>
      <text:p text:style-name="HNormalTimes_20_Car_20_Car_20_Car_20_Car_20_Car_20_Car_20_Car">Luisa estudió el doctorado en Alcalá de Henares. Viajó por Grecia, Portugal, Argentina, para después regresar a México. Estudió el discurso autobiográfico en los <text:soft-page-break/>blogs, escribió una tesis, enseñó lenguas, amó, dibujó y contó lo que vivía. Muere a destiempo y a deshoras. Muere de manera brutal (en un instante) y a la vez poética (en un temblor: acaso tuvo la fortuna de creer que el mundo se iba con ella).</text:p>
      <text:p text:style-name="HNormalTimes_20_Car_20_Car_20_Car_20_Car_20_Car_20_Car_20_Car"><text:span text:style-name="T12">Esta página</text:span>, que tanto la quiso, envía condolencias sinceras para S. Condolencias dichas con palabras pobres, que se quisieran más profundas: palabras de otra índole, que nos permitan explicar lo absurdo, lo inesperado, lo incomprensible.</text:p>
      <text:p text:style-name="HNormalTimes_20_Car_20_Car_20_Car_20_Car_20_Car_20_Car_20_Car">Su blog sigue <text:a xlink:type="simple" xlink:href="http://ungatollevaotrogato.blogspot.com/">aquí</text:a>. Sus garabujos, <text:a xlink:type="simple" xlink:href="http://www.flickr.com/photos/ungatollevaotrogato/">acá</text:a>. Luisa está ahora en ese ultramundo eléctrico a donde iremos a parar algún día todos los blogueros. @miga: allá nos seguimos leyendo.</text:p>
      <text:p text:style-name="P7"><draw:frame draw:style-name="fr2" draw:name="images1" text:anchor-type="as-char" svg:width="13.229cm" svg:height="11.589cm" draw:z-index="1"><draw:image xlink:href="http://farm3.static.flickr.com/2121/2300405071_dd3ee62f1d.jpg?v" xlink:type="simple" xlink:show="embed" xlink:actuate="onLoad"/></draw:frame></text:p>
      <text:p text:style-name="P7"><text:soft-page-break/><draw:frame draw:style-name="fr2" draw:name="images2" text:anchor-type="as-char" svg:width="13.229cm" svg:height="7.832cm" draw:z-index="2"><draw:image xlink:href="http://farm2.static.flickr.com/1419/1269840070_d158de4f00.jpg?v=0" xlink:type="simple" xlink:show="embed" xlink:actuate="onLoad"/></draw:frame></text:p>
      <text:p text:style-name="P6"><text:span text:style-name="Emphasis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style:font-name="Times New Roman2" fo:font-size="12pt" fo:font-style="italic" fo:font-weight="normal" style:font-size-asian="115%" style:font-weight-asian="normal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eparador" style:family="paragraph" style:parent-style-name="Standard" style:class="text">
      <style:paragraph-properties fo:text-align="center" style:justify-single-word="false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NormalTimes_20_Car_20_Car_20_Car_20_Car_20_Car_20_Car_20_Car" style:display-name="HNormalTimes Car Car Car Car Car Car Car" style:family="paragraph" style:parent-style-name="Standard">
      <style:paragraph-properties fo:line-height="150%" fo:text-align="justify" style:justify-single-word="false"/>
      <style:text-properties fo:font-size="14pt" fo:language="es" fo:country="MX" style:font-size-asian="14pt" style:font-size-complex="14pt"/>
    </style:style>
    <style:style style:name="HTítulo" style:family="paragraph" style:parent-style-name="Standard">
      <style:paragraph-properties fo:line-height="150%" fo:text-align="center" style:justify-single-word="false"/>
      <style:text-properties fo:font-size="16pt" fo:language="es" fo:country="MX" fo:font-weight="bold" style:font-size-asian="16pt" style:font-weight-asian="bold" style:font-size-complex="10pt" style:font-weight-complex="bold"/>
    </style:style>
    <style:style style:name="HCuentoCorto" style:family="paragraph" style:parent-style-name="HTítulo" style:class="text">
      <style:paragraph-properties fo:margin-top="3cm" fo:margin-bottom="3cm" style:contextual-spacing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officeooo:paragraph-rsid="004282aa" style:font-size-asian="10pt" style:font-style-asian="italic" style:font-size-complex="10pt" style:font-style-complex="italic"/>
    </style:style>
    <style:style style:name="MP2" style:family="paragraph" style:parent-style-name="Footer">
      <style:text-properties fo:font-size="10pt" style:font-size-asian="10pt" style:font-size-complex="10pt"/>
    </style:style>
    <style:style style:name="MP3" style:family="paragraph" style:parent-style-name="Header">
      <style:text-properties fo:font-size="10pt" fo:font-style="italic" officeooo:paragraph-rsid="001f9a1f" style:font-size-asian="10pt" style:font-style-asian="italic" style:font-size-complex="10pt" style:font-style-complex="italic"/>
    </style:style>
    <style:style style:name="MP4" style:family="paragraph" style:parent-style-name="Footer">
      <style:text-properties fo:font-style="italic" officeooo:paragraph-rsid="001f9a1f" style:font-style-asian="italic" style:font-style-complex="italic"/>
    </style:style>
    <style:style style:name="MT1" style:family="text">
      <style:text-properties officeooo:rsid="004325a2"/>
    </style:style>
    <style:style style:name="MT2" style:family="text">
      <style:text-properties officeooo:rsid="002dfbfa"/>
    </style:style>
    <style:style style:name="MT3" style:family="text">
      <style:text-properties officeooo:rsid="00213930"/>
    </style:style>
    <style:style style:name="MT4" style:family="text">
      <style:text-properties fo:font-size="12pt" style:font-size-asian="12pt" style:font-size-complex="12pt"/>
    </style:style>
    <style:style style:name="MT5" style:family="text"/>
    <style:style style:name="MT6" style:family="text">
      <style:text-properties officeooo:rsid="001f9a1f"/>
    </style:style>
    <style:style style:name="MT7" style:family="text">
      <style:text-properties fo:font-style="normal" officeooo:rsid="00213930" style:font-style-asian="normal" style:font-style-complex="normal"/>
    </style:style>
    <style:style style:name="MT8" style:family="text">
      <style:text-properties fo:font-size="10pt" officeooo:rsid="001f9a1f" style:font-size-asian="10pt" style:font-size-complex="10pt"/>
    </style:style>
    <style:style style:name="MT9" style:family="text">
      <style:text-properties fo:font-size="10pt" officeooo:rsid="0021f9c8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2.776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ítulo</text:span><text:span text:style-name="MT2"><text:tab/></text:span><text:tab/><text:span text:style-name="MT3">versión final</text:span></text:p>
      </style:header>
      <style:footer>
        <text:p text:style-name="MP2">@harmodio<text:tab/><text:span text:style-name="MT4"><text:page-number text:select-page="current">3</text:page-number></text:span><text:tab/><text:a xlink:type="simple" xlink:href="http://www.malversando.com/">www.malversando.com</text:a><text:tab/></text:p>
      </style:footer>
    </style:master-page>
    <style:master-page style:name="First_20_Page" style:display-name="First Page" style:page-layout-name="Mpm2" style:next-style-name="Standard">
      <style:header>
        <text:p text:style-name="MP3"><text:span text:style-name="MT3">@harmodio<text:tab/></text:span><text:span text:style-name="MT6"><text:tab/></text:span><text:span text:style-name="MT7">www.malversando.com</text:span></text:p>
      </style:header>
      <style:footer>
        <text:p text:style-name="MP4"><draw:frame draw:style-name="Mfr1" draw:name="gráficos2" text:anchor-type="paragraph" svg:x="14.527cm" svg:y="0.201cm" svg:width="2.328cm" svg:height="0.82cm" draw:z-index="0"><draw:image xlink:href="Pictures/10000201000000580000001F43DC0AF8.png" xlink:type="simple" xlink:show="embed" xlink:actuate="onLoad"/></draw:frame><text:span text:style-name="MT8">Usted es libre de copiar, distribuir, remezclar, transformar, </text:span><text:span text:style-name="MT9">editar, publicar</text:span><text:span text:style-name="MT8"> </text:span><text:span text:style-name="MT9">o</text:span><text:span text:style-name="MT8"> hacer uso comercial de </text:span><text:span text:style-name="MT9">este texto </text:span><text:span text:style-name="MT8">de acuerdo a las condiciones de la licencia copyleft cc-by-sa</text:span><text:span text:style-name="MT6"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5T16:03:15</meta:creation-date>
    <dc:date>2014-01-13T09:59:57</dc:date>
    <meta:editing-duration>P10DT16H3M26S</meta:editing-duration>
    <meta:editing-cycles>236</meta:editing-cycles>
    <meta:generator>LibreOffice/4.0.5.2$Linux_X86_64 LibreOffice_project/400m0$Build-2</meta:generator>
    <meta:print-date>2012-02-10T13:21:24</meta:print-date>
    <meta:document-statistic meta:table-count="0" meta:image-count="3" meta:object-count="0" meta:page-count="3" meta:paragraph-count="13" meta:word-count="384" meta:character-count="2364" meta:non-whitespace-character-count="1986"/>
  </office:meta>
</office:document-meta>
</file>